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top="0in" fo:margin-bottom="0in" style:contextual-spacing="true"/>
      <style:text-properties officeooo:paragraph-rsid="0003a098"/>
    </style:style>
    <style:style style:name="P2" style:family="paragraph" style:parent-style-name="Text_20_body">
      <style:paragraph-properties fo:margin-top="0in" fo:margin-bottom="0in" style:contextual-spacing="true"/>
      <style:text-properties officeooo:paragraph-rsid="0003a098"/>
    </style:style>
    <style:style style:name="P3" style:family="paragraph" style:parent-style-name="Heading_20_2">
      <style:paragraph-properties fo:margin-top="0in" fo:margin-bottom="0in" style:contextual-spacing="true"/>
      <style:text-properties officeooo:paragraph-rsid="0003a098"/>
    </style:style>
    <style:style style:name="P4" style:family="paragraph" style:parent-style-name="Heading_20_2">
      <style:paragraph-properties fo:margin-top="0in" fo:margin-bottom="0in" style:contextual-spacing="true"/>
      <style:text-properties fo:font-weight="normal" officeooo:paragraph-rsid="0003a098" style:font-weight-asian="normal" style:font-weight-complex="normal"/>
    </style:style>
    <style:style style:name="T1" style:family="text">
      <style:text-properties fo:font-size="12pt" style:font-size-asian="12pt" style:font-size-complex="12pt"/>
    </style:style>
    <style:style style:name="T2" style:family="text">
      <style:text-properties fo:font-size="12pt" fo:font-weight="bold" style:font-size-asian="12pt" style:font-size-complex="12pt"/>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text:span text:style-name="T1"/></text:h>
      <text:h text:style-name="P3" text:outline-level="2"><text:span text:style-name="T2"/></text:h>
      <text:h text:style-name="P3" text:outline-level="2"><text:span text:style-name="T2">Padova database of stellar evolutionary tracks and isochrones</text:span></text:h>
      <text:p text:style-name="P2"><text:a xlink:type="simple" xlink:href="http://stev.oapd.inaf.it/cmd"><text:span text:style-name="T2">CMD: A web interface dealing with stellar isochrones and their derivatives</text:span></text:a><text:span text:style-name="T2">. CMD is now the main channel for distributing isochrones based on the Girardi et al. (2000) and Marigo et al. (2008) tracks. The web interface provides isochrones, luminosity functions, and integrated magnitudes, including an improved TP-AGB phase, proper spectra for C stars, circumstellar and interstellar dust, and for many UV to far-IR photometric systems. </text:span></text:p>
      <text:p text:style-name="P1">http://stev.oapd.inaf.it/cgi-bin/cm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AR PL UMing HK" style:font-size-asian="18pt" style:font-weight-asian="bold" style:font-name-complex="Lohit Devanagari"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rel Farris</meta:initial-creator>
    <meta:creation-date>2014-11-07T14:39:12</meta:creation-date>
    <dc:date>2014-11-09T18:14:19</dc:date>
    <dc:creator>Laurel Farris</dc:creator>
    <meta:editing-duration>P2DT3H19M57S</meta:editing-duration>
    <meta:editing-cycles>1</meta:editing-cycles>
    <meta:document-statistic meta:table-count="0" meta:image-count="0" meta:object-count="0" meta:page-count="1" meta:paragraph-count="3" meta:word-count="74" meta:character-count="533" meta:non-whitespace-character-count="461"/>
    <meta:generator>LibreOffice/4.0.4.2$Linux_X86_64 LibreOffice_project/400m0$Build-2</meta:generator>
  </office:meta>
</office:document-meta>
</file>